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b16f2"/>
    </style:style>
    <style:style style:name="P2" style:family="paragraph"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523_1072782762"/>Início da Revolução Cubana <text:line-break/>pavimenta caminho para Revolução Sexual<text:bookmark-end text:name="__RefHeading___Toc4523_1072782762"/></text:h>
      <text:p text:style-name="First_20_line_20_indent">O primeiro passo revolucionário em rumo à liberação sexual, expressão de gênero e orientações sexuais reprimidas em Cuba foi o desaparelhamento da indústria de prostituição e as redes interconectadas de tráfico de drogas e cassinos.    Este primeiro ato concreto e material da Revolução Cubana libertou os corpos humanos, seus desejos e expressões de gênero da mercantilização, comercialização e exploração características do capitalismo. </text:p>
      <text:p text:style-name="First_20_line_20_indent">Por quase meio milênio, a ilha esteve algemada pelo colonialismo, capitalismo e imperialismo. Os porões de seus navios traziam povos escravizados da Àfrica.   Suas armas avançadas foram apontadas e armadas em direção aos trabalhadores escravizados. O chicote ideológico da Igreja Católica Romana cortava até os ossos. A supremacia Branca, a ideologia racista, a opressão da mulher pelo patriarcado e a repressão estatal contra o amor entre pessoas do mesmo sexo regiam a economia e a ordem social.</text:p>
      <text:p text:style-name="First_20_line_20_indent">Assim como o colonialismo e o imperialismo subutilizaram as terras férteis da ilha cultivando apenas um tipo de alimento, as classes escravagistas monopolizaram a cultura local.</text:p>
      <text:p text:style-name="First_20_line_20_indent">Quando se iniciou o processo revolucionário, este foi o seu ponto de partida. </text:p>
      <text:p text:style-name="First_20_line_20_indent">Antes da revolução de 1959, o mais próspero setor da economia cubana era a indústria de prostituição em Havana, um crescimento acelerado pelo consumismo da Guerra Fria - o maior do Caribe - e a rede de jogos de azar, tráfico de drogas e turismo conectadas a isso.. Os líderes do sindicato criminal dos EUA e os cubanos ricos com conexões com o regime Batista detinham essas lucrativas operações.</text:p>
      <text:p text:style-name="First_20_line_20_indent">Arguelles e Rich observam que este setor ilegal da  economia  “empregava mais de 200 mil trabalhadores, entre pequenos comerciantes, operadores de cassinos, profissionais de entretenimento, empregados domésticos e trabalhadoresda indústria de sexo” (Arguelles)</text:p>
      <text:p text:style-name="First_20_line_20_indent">Muitos destes trabalhadores da indústria do sexo eram homossexuais — homens e mulheres — e muitos dos homens possuiam características afeminadas.  Líderes de grupos criminosos também exploravam dezenas de milhares de homens e mulheres heterossexuais nesta indústria. Todos performados para os caprichos sexuais dos pais e filhos da classe dominante dos EUA e de Cuba.</text:p>
      <text:p text:style-name="First_20_line_20_indent">O cidadão cubano, tradutor e intérprete Leonardo Hechavarría, e o defensor de Cuba,  tipógrafo e ativista da causa gay  Marcel Hatch, resumem este período histórico: “Antes da Revolução de 1959,  lésbicas e gays viviam em extremo isolamento e repressão impostos pela lei civil, agravada pelo dogma católico. As atitudes do patriarcado tornaram as lésbicas invisíveis. Quando suas sexualidades eram reveladas, era comum que sofressem abuso sexual, fossem rejeitadas na comunidade e perdessem seus empregos. </text:p>
      <text:p text:style-name="First_20_line_20_indent">“A clandestina cena gay masculina de Havana  —  em torno de  200 mil — era um purgatório de prostituição para turistas americanos, servidão doméstica, e ameaças constantes de violência e chantagem. ” (Hatch)</text:p>
      <text:p text:style-name="First_20_line_20_indent">Arguelles e Rich explicam: “Era simplesmente uma lucrativa mercantilização de fantasias sexuais. Para a maioria, a homossexualidade fazia da vida uma experiência repleta de culpa e vergonha. E assim também era a Havana gay no lendário período ‘avant la guerre’.”</text:p>
      <text:h text:style-name="Heading_20_2" text:outline-level="2"><text:bookmark-start text:name="__RefHeading___Toc4525_1072782762"/>Os reacionários se aproveitaram do isolamento<text:bookmark-end text:name="__RefHeading___Toc4525_1072782762"/></text:h>
      <text:p text:style-name="First_20_line_20_indent">Para homens homessexuais em Havana, em particular os de aparência mais feminina e/ou adeptos do cross-dressing, locais para socialização se tornaram escassos, uma vez que a grande rede de economia ilegal que os incluia fora fechada após a revolução.</text:p>
      <text:p text:style-name="First_20_line_20_indent">Como resultado, Arguelles e Rich explicam que isto “prolongou a relação entre a decadente cena clandestina gay e homossexuais mais progressivos, conectando os dois grupos em busca de puro companheirismo ou prazer sexual.”</text:p>
      <text:p text:style-name="First_20_line_20_indent">Isto era mais verdadeiro entre cubanos homens do que entre mulheres.</text:p>
      <text:p text:style-name="First_20_line_20_indent">Os dois pesquisadores também observam que “a perspectiva homossexual da revolução mudava, às vezes, de acordo com interesses de classe.”</text:p>
      <text:p text:style-name="First_20_line_20_indent">Homossexuais de classe média cujos privilégios estavam em risco seja por reforma agrária ou urbana, dizem eles, se juntaram aos “resto dos veteranos da cena clandestina”  para formar uma oposição à revolução.</text:p>
      <text:p text:style-name="First_20_line_20_indent">“Alguns destes veteranos da cena gay clandestina ingressaram em atividades contra-revolucionárias ou foram induzidos a fazê-lo pela CIA,” Arguelles ed Rich reportaram. “Muitos dos homossexuais progressivos se implicaram nestas atividades contra-revolucionárias à revelia, e alguns foram até presos por isso.</text:p>
      <text:p text:style-name="First_20_line_20_indent">“Jovens homossexuais buscando contato com a  ‘comunidade’ nos bares e famosos pontos de paquera gay de La Rampa foram então introduzidos a ideologia e práticas contra-revolucionárias. Um exemplo desta dinâmica é o caso de Rolando Cubela, líder estudantil homosexual que lutou no exército revolucionário, mas foi recrutado posteriormente pela CIA parar assassinar Fidel Castro.”</text:p>
      <text:p text:style-name="First_20_line_20_indent">Os dois pesquisadores concluem, “Os bares gays e as zonas paquera gay em La Rampa eram vistas, corretamente em alguns casos, como centros de atividades contra-revolucionárias, e começaram a ser tratadas desta forma.”</text:p>
      <text:h text:style-name="Heading_20_2" text:outline-level="2"><text:bookmark-start text:name="__RefHeading___Toc4527_1072782762"/>Mulheres Cubanas se organizam em busca de conquistas<text:bookmark-end text:name="__RefHeading___Toc4527_1072782762"/></text:h>
      <text:p text:style-name="First_20_line_20_indent">A situação geral de mulheres cubanas que amavam mulheres tinha suas próprias características..</text:p>
      <text:p text:style-name="P1">Sob o peso das três maiores forças - colonialismo, capitalismo e imperialismo, um dinâmico movimento feminista surge em Cuba por volta de 1920, e as cubanas conquistam o direito de voto e de concorrer a cargos públicos em 1934.  (thegully.com)</text:p>
      <text:p text:style-name="P1">Após a tomada de poder estatal em 1959, foram as mulheres cubanas, como um todo, a se tornarem  força motriz no desmantelamento do secular embargo social e econômico do patriarcado, e as atitudes direcionadas às mulheres que estes embargos estimulavam.</text:p>
      <text:p text:style-name="First_20_line_20_indent">A Federação das Mulheres Cubanas (FMC) se formou rapidamente após a revolução de 1960.  
Exercia um poder imensuravelmente maior porque era parte da revolução, e não um movimento à parte.</text:p>
      <text:p text:style-name="First_20_line_20_indent">No encontro de lideranças do FMC em 1966, o presidente Fidel Castro observou, “A participação das mulheres na Revolução foi, em si, uma revolução da Revolução, e se fôssemos perguntados sobre a coisa mais revolucionária que a Revolução estava fazendo, nós diríamos com certeza de que seria precisamente isto— a revolução que está ocorrendo entre as mulheres do nosso país.” (Hillson)</text:p>
      <text:p text:style-name="First_20_line_20_indent">Hechavarría e Hatch destacam que, “após a Revolução, as mulheres conquistaram quase total igualdade perante a lei, incluindo igualdade salarial, direito a creches, aborto e serviço militar, entre outras conquistas históricas. Isto estabeleceu uma base que garantiu status social e político mais elevado para todas as mulheres.</text:p>
      <text:p text:style-name="First_20_line_20_indent">“Esta base, a primeira nas Américas, cumpriu um papel importante na independência e revolução sexual das mulheres, um precursor da liberação gay.  A revolução também destruiu a indústria do turismo sexual controlado pela máfia dos EUA que mantinha muitas mulheres e homens gays em servidão.</text:p>
      <text:p text:style-name="First_20_line_20_indent">Hechavarría e Hatch acrescentam, “A Revolução tomou a iniciativa de oferecer amplas oportunidades profissionais e educativas para trabalhadoras do sexo.</text:p>
      <text:p text:style-name="First_20_line_20_indent">“Os avanços nos direitos da Mulher se extendiam naturalmente às lésbicas, e mujitas se tornaram as defensoras mais ferrenhas da Revolução.”</text:p>
      <text:h text:style-name="Heading_20_2" text:outline-level="2"><text:bookmark-start text:name="__RefHeading___Toc4529_1072782762"/>Revolucionando os Sexos<text:bookmark-end text:name="__RefHeading___Toc4529_1072782762"/></text:h>
      <text:p text:style-name="First_20_line_20_indent">Os homens cubanos, assim como as mulheres, também eram tratados como propriedade de outros homens — o patriarcado da propriedade.</text:p>
      <text:p text:style-name="First_20_line_20_indent">Os homens revolucionários de Cuba tomaram para si o trabalho de construir conscientemente um novo modo de pensar como Homem, baseados nos novos principios sociais.</text:p>
      <text:p text:style-name="First_20_line_20_indent">Ché Guevara, Fidel Castro e a Revolução Cubana, como um todo,  desafiaram os homens cubanos a examinarem suas próprias consciências, atitudes e comportamentos..</text:p>
      <text:p text:style-name="First_20_line_20_indent">Este esforço revolucionário, que continua até os dias atuais, tinha como objetivo mudar o modo tradicional, ensinados aos homens, de como interagir com as mulheres. Assim como a Revolução em si, este trabalho é profundamente significativo porque se trata de um processo, e não um ato isolado.</text:p>
      <text:p text:style-name="First_20_line_20_indent">A Revolução desafiou as ideologias de  “ordem natural” e destino-definido-por-biologia, características do colonialismo, capitalismo e imperialismo, que colocaram os patriarcas no poder.</text:p>
      <text:p text:style-name="First_20_line_20_indent">A revolução questionou o conceito biológico determinista e reacionário de que homens são naturalmente superiores e mulheres são naturalmente submissas.</text:p>
      <text:p text:style-name="First_20_line_20_indent">Mas a igualdades social e econômicas para mulheres, e a mudança profunda de atitude dos homens, poderia apenas ser gerada pela reorganização econômica e social que elevasse o padrão de qualidade de vida para todos. O Imperialismo estava determinado a frustrar e sabotar esse trabalho a todo momento.. O capital financeiro dos EUA apertaram a ilha em uma forca econômica, e o Pentágono isolou a ilha, atacando aberta e secretamente.</text:p>
      <text:p text:style-name="First_20_line_20_indent">Conforme Washington e o Pentágono aumentaram a pressão em Cuba, e a CIA liderou a invasão em Playa Girón, toda a população teve de se organizar e se mobilizar para cumprir duas enormes metas  — a defesa militar da Revolução e a colheita de cana de açucar, alicerce da vida econômica na ilha.</text:p>
      <text:p text:style-name="First_20_line_20_indent">Todas as pessoas —de todos os sexos, gêneros e orientações sexuais, crianças e idosos — foram convocados para estas tarefas de vida ou morte.</text:p>
      <text:p text:style-name="First_20_line_20_indent">No interior de Cuba, a tentativa de adaptar os milhares de homossexuais e pessoas assinaladas ao sexo masculino de gêneros variados ao trabalho de agricultura agravou a desigualdade social.</text:p>
      <text:p text:style-name="First_20_line_20_indent">No exterior, a exploração desta desigualdade com fins de propaganda foi uma das piores calúnias feitas à Revolução Cubana na história does trabalhadores do paí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ício da Revolução Cubana pavimenta caminho para Revolução Sexual</dc:title>
    <dc:date>2023-04-18T14:06:43.962272290</dc:date>
    <dc:creator>Daniel Garcia</dc:creator>
    <meta:editing-duration>P0D</meta:editing-duration>
    <meta:editing-cycles>1</meta:editing-cycles>
    <meta:document-statistic meta:table-count="0" meta:image-count="0" meta:object-count="0" meta:paragraph-count="42" meta:word-count="1278" meta:character-count="8544" meta:non-whitespace-character-count="7296"/>
    <meta:generator>LibreOffice/7.5.1.2$Linux_X86_64 LibreOffice_project/50$Build-2</meta:generator>
    <meta:template xlink:type="simple" xlink:actuate="onRequest" xlink:title="" xlink:href="../cubabook.odm" meta:date="2023-04-18T14:08:43.635714652"/>
  </office:meta>
</office:document-meta>
</file>